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b8c32" officeooo:paragraph-rsid="000b8c32"/>
    </style:style>
    <style:style style:name="P2" style:family="paragraph" style:parent-style-name="Standard">
      <style:text-properties officeooo:rsid="000cdeed" officeooo:paragraph-rsid="000cdeed"/>
    </style:style>
    <style:style style:name="P3" style:family="paragraph" style:parent-style-name="Standard">
      <style:text-properties officeooo:rsid="000e2700" officeooo:paragraph-rsid="000e2700"/>
    </style:style>
    <style:style style:name="P4" style:family="paragraph" style:parent-style-name="Standard">
      <style:text-properties officeooo:rsid="000e8ec4" officeooo:paragraph-rsid="000e8ec4"/>
    </style:style>
    <style:style style:name="P5" style:family="paragraph" style:parent-style-name="Standard">
      <style:text-properties officeooo:rsid="00104a49" officeooo:paragraph-rsid="00104a49"/>
    </style:style>
    <style:style style:name="T1" style:family="text">
      <style:text-properties officeooo:rsid="000cdeed"/>
    </style:style>
    <style:style style:name="T2" style:family="text">
      <style:text-properties officeooo:rsid="000e2700"/>
    </style:style>
    <style:style style:name="T3" style:family="text">
      <style:text-properties officeooo:rsid="000e8ec4"/>
    </style:style>
    <style:style style:name="T4" style:family="text">
      <style:text-properties officeooo:rsid="00104a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Boot with HDMI in GPU, keyboard, mouse and BIOS usb stick in USB ports <text:span text:style-name="T3">and a Network cable plugged in.</text:span></text:p>
      <text:p text:style-name="P1">2) press DEL key repeatedly until you get into BIOS screen</text:p>
      <text:p text:style-name="P1">3) Press F12 to go to BIOS Flash</text:p>
      <text:p text:style-name="P1">4) Press Enter on “fs0”, then Enter again on B25DF222.BSS</text:p>
      <text:p text:style-name="P1">5) Press “Y” for are you sure.</text:p>
      <text:p text:style-name="P1">6) BIOS should start upgrading. Let it finish</text:p>
      <text:p text:style-name="P1">7) Press “Y” on Reset System. System will reboot. Take BIOS USB stick out of USB port.</text:p>
      <text:p text:style-name="P1">8) Go into BIOS again at reboot and change settings:</text:p>
      <text:p text:style-name="P1"><text:tab/>Under Advanced:</text:p>
      <text:p text:style-name="P1"><text:tab/><text:tab/>Smart Fan Control</text:p>
      <text:p text:style-name="P1"><text:tab/><text:tab/><text:tab/>CPU Smart Fan1 : Auto</text:p>
      <text:p text:style-name="P1"><text:tab/>Under Chipset</text:p>
      <text:p text:style-name="P1"><text:tab/><text:tab/>Mining Mode : Enabled</text:p>
      <text:p text:style-name="P1"><text:tab/><text:tab/>PCH-IO Configuration</text:p>
      <text:p text:style-name="P1"><text:tab/><text:tab/><text:tab/><text:span text:style-name="T1">PCI Express Configuration</text:span></text:p>
      <text:p text:style-name="P1"><text:tab/><text:tab/><text:tab/><text:tab/><text:span text:style-name="T1">(ensure all ports are Enabled and set to Auto for Speed)</text:span></text:p>
      <text:p text:style-name="P1"><text:tab/><text:tab/><text:tab/><text:span text:style-name="T1">HD Audio : Disabled</text:span></text:p>
      <text:p text:style-name="P1"><text:tab/><text:tab/><text:span text:style-name="T1">System Agent (SA) Configuration</text:span></text:p>
      <text:p text:style-name="P1"><text:tab/><text:tab/><text:tab/><text:span text:style-name="T1">Internal Graphics : Auto</text:span></text:p>
      <text:p text:style-name="P1"><text:tab/><text:tab/><text:tab/><text:span text:style-name="T1">Primary Display : <text:s/>Auto</text:span></text:p>
      <text:p text:style-name="P1"><text:tab/><text:span text:style-name="T1">Under Boot</text:span></text:p>
      <text:p text:style-name="P1"><text:tab/><text:tab/><text:span text:style-name="T1">CSM Support : Enabled (if you have any AMD gpus), Disabled (if you have only Nvidia)</text:span></text:p>
      <text:p text:style-name="P2">9) Press F10 to Save and Exit.</text:p>
      <text:p text:style-name="P2">10) Insert Ubuntu 20.04 USB installer stick and click “Yes” on the Save &amp; reset prompt.</text:p>
      <text:p text:style-name="P2">11) While rebooting, continually press F9 to select the Ubuntu installer usb stick</text:p>
      <text:p text:style-name="P2"/>
      <text:p text:style-name="P2">Install Ubuntu</text:p>
      <text:p text:style-name="P2">1) When “Please select boot device” comes up, select :<text:span text:style-name="T2">UEFI: General USB Flash Disk 1100”</text:span></text:p>
      <text:p text:style-name="P3">2) System should boot into Ubuntu Installer (You can hit CTRL+C to skip checks)</text:p>
      <text:p text:style-name="P3">3) Click Enter on Install screen</text:p>
      <text:p text:style-name="P3">4) Click Continue on Keyboard Layout screen</text:p>
      <text:p text:style-name="P3">5) Select “Minimal installation” and check “Download updates when installing Ubuntu” and click Continue</text:p>
      <text:p text:style-name="P3">6) Select “Erase disk and install Ubuntu” and click Install Now</text:p>
      <text:p text:style-name="P3">7) Click Continue on confirmation dialog</text:p>
      <text:p text:style-name="P3">8) Select timezone and click Continue</text:p>
      <text:p text:style-name="P3">9) For “Who are you?” dialog, use “allset” for ALL FIELDS (name, computer’s name, username and password). Use all lowercase letters.</text:p>
      <text:p text:style-name="P3">10) Click continue and let it install the OS</text:p>
      <text:p text:style-name="P3">11) <text:span text:style-name="T3">When it asks you to, click Restart Now, remove the Ubuntu USB stick and press Enter.</text:span></text:p>
      <text:p text:style-name="P4">12) When it reboots, you should get to a login page. Click “allset” <text:s/>user and enter “allset”as the Password.</text:p>
      <text:p text:style-name="P4">13) Click “Skip” for Online accounts</text:p>
      <text:p text:style-name="P4">14) Click Next for Live Patch</text:p>
      <text:p text:style-name="P4">15) Select “No, don’t send system info” on Help improve Ubuntu window and click Next</text:p>
      <text:p text:style-name="P4">16) Leave Location Services off and click Next</text:p>
      <text:p text:style-name="P4">17) Click Done.</text:p>
      <text:p text:style-name="P4">18) On the Software Updater screen, click “Settings…”</text:p>
      <text:p text:style-name="P4">19) On the Updates tab, set “Automatically check for updates” to Never (provide allset password if prompted)</text:p>
      <text:p text:style-name="P4">20) <text:span text:style-name="T4">For “When there are security updates” set it to “Download automatically”</text:span></text:p>
      <text:p text:style-name="P5">21) Leave the rest set to defaults and click Close. Move on to Ethminer setup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9T13:06:06.118492078</meta:creation-date>
    <dc:title>Default</dc:title>
    <meta:editing-cycles>3</meta:editing-cycles>
    <meta:generator>LibreOffice/7.1.2.2$Linux_X86_64 LibreOffice_project/10$Build-2</meta:generator>
    <meta:editing-duration>PT3M56S</meta:editing-duration>
    <dc:date>2021-04-09T13:58:18.778262516</dc:date>
    <meta:document-statistic meta:table-count="0" meta:image-count="0" meta:object-count="0" meta:page-count="1" meta:paragraph-count="47" meta:word-count="431" meta:character-count="2471" meta:non-whitespace-character-count="2053"/>
    <meta:template xlink:type="simple" xlink:actuate="onRequest" xlink:title="Default" xlink:href="../../../../../home/emerkle/.config/libreoffice/4/user/template/Default.ott" meta:date="2021-04-09T13:06:05.509581200"/>
  </office:meta>
</office:document-meta>
</file>